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ce840" style:font-size-asian="20pt" style:font-size-complex="20pt"/>
    </style:style>
    <style:style style:name="P2" style:family="paragraph" style:parent-style-name="Standard">
      <style:paragraph-properties fo:text-align="center" style:justify-single-word="false"/>
      <style:text-properties fo:font-size="20pt" fo:font-weight="bold" officeooo:paragraph-rsid="000ce840"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4pt" officeooo:paragraph-rsid="000ce840" style:font-size-asian="24pt" style:font-size-complex="24pt"/>
    </style:style>
    <style:style style:name="P4" style:family="paragraph" style:parent-style-name="Standard">
      <style:paragraph-properties fo:text-align="center" style:justify-single-word="false"/>
      <style:text-properties fo:font-size="24pt" fo:font-weight="bold" officeooo:paragraph-rsid="000ce840" style:font-size-asian="24pt" style:font-weight-asian="bold" style:font-size-complex="24pt" style:font-weight-complex="bold"/>
    </style:style>
    <style:style style:name="P5" style:family="paragraph" style:parent-style-name="Standard">
      <style:paragraph-properties fo:margin-left="6.253cm" fo:margin-right="0cm" fo:text-align="start" style:justify-single-word="false" fo:text-indent="0cm" style:auto-text-indent="false"/>
      <style:text-properties fo:font-size="20pt" officeooo:rsid="000ce840" officeooo:paragraph-rsid="000ce840" style:font-size-asian="20pt" style:font-size-complex="20pt"/>
    </style:style>
    <style:style style:name="P6" style:family="paragraph" style:parent-style-name="Standard">
      <style:paragraph-properties fo:margin-left="6.253cm" fo:margin-right="0cm" fo:text-align="start" style:justify-single-word="false" fo:text-indent="0cm" style:auto-text-indent="false"/>
      <style:text-properties fo:font-size="20pt" fo:font-weight="bold" officeooo:rsid="000ce840" officeooo:paragraph-rsid="000ce840" style:font-size-asian="20pt" style:font-weight-asian="bold" style:font-size-complex="20pt"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20pt" officeooo:rsid="000ce840" officeooo:paragraph-rsid="000ce840" style:font-size-asian="20pt" style:font-size-complex="20pt"/>
    </style:style>
    <style:style style:name="P8"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0f5333" style:font-size-asian="11.3500003814697pt" style:font-weight-asian="bold" style:font-size-complex="13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size="13pt" fo:font-weight="bold" officeooo:rsid="000f5333" officeooo:paragraph-rsid="00107b7e" style:font-size-asian="11.3500003814697pt" style:font-weight-asian="bold" style:font-size-complex="13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5pt" fo:font-weight="bold" officeooo:rsid="000f5333" officeooo:paragraph-rsid="000f5333" style:font-size-asian="15pt" style:font-weight-asian="bold" style:font-size-complex="15pt" style:font-weight-complex="bold"/>
    </style:style>
    <style:style style:name="P11"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0f5333" style:font-size-asian="9.60000038146973pt" style:font-weight-asian="normal" style:font-size-complex="11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1pt" fo:font-weight="normal" officeooo:rsid="00107b7e" officeooo:paragraph-rsid="00140346" style:font-size-asian="9.60000038146973pt" style:font-weight-asian="normal" style:font-size-complex="11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187d7f" style:font-size-asian="9.60000038146973pt" style:font-weight-asian="normal" style:font-size-complex="11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2067d2" style:font-size-asian="9.60000038146973pt" style:font-weight-asian="normal" style:font-size-complex="11pt" style:font-weight-complex="normal"/>
    </style:style>
    <style:style style:name="P15" style:family="paragraph" style:parent-style-name="Standard">
      <style:paragraph-properties fo:margin-left="1.251cm" fo:margin-right="0cm" fo:text-align="start" style:justify-single-word="false" fo:text-indent="0cm" style:auto-text-indent="false"/>
      <style:text-properties fo:font-size="11pt" fo:font-weight="normal" officeooo:rsid="000f5333" officeooo:paragraph-rsid="0020d142" style:font-size-asian="9.60000038146973pt" style:font-weight-asian="normal" style:font-size-complex="11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fo:font-size="11pt" fo:font-weight="normal" officeooo:rsid="00107b7e" officeooo:paragraph-rsid="00140346" style:font-size-asian="9.60000038146973pt" style:font-weight-asian="normal" style:font-size-complex="11pt"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font-size="11pt" fo:font-weight="normal" officeooo:rsid="00107b7e" officeooo:paragraph-rsid="001d7cab" style:font-size-asian="9.60000038146973pt" style:font-weight-asian="normal" style:font-size-complex="11pt"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fo:font-size="11pt" fo:font-style="normal" fo:font-weight="normal" officeooo:rsid="001bdbca" officeooo:paragraph-rsid="001bdbca"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1pt" fo:font-weight="normal" officeooo:rsid="002067d2" officeooo:paragraph-rsid="002067d2" style:font-size-asian="9.60000038146973pt" style:font-weight-asian="normal" style:font-size-complex="11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5pt" fo:font-weight="bold" officeooo:rsid="001bdbca" officeooo:paragraph-rsid="001bdbca" style:font-size-asian="15pt" style:font-weight-asian="bold" style:font-size-complex="15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3pt" fo:font-style="normal" fo:font-weight="bold" officeooo:rsid="001bdbca" officeooo:paragraph-rsid="001bdbca" style:font-size-asian="13pt" style:font-style-asian="normal" style:font-weight-asian="bold" style:font-size-complex="13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3pt" fo:font-weight="bold" officeooo:rsid="001d7cab" officeooo:paragraph-rsid="001d7cab" style:font-size-asian="11.3500003814697pt" style:font-weight-asian="bold" style:font-size-complex="13pt" style:font-weight-complex="bold"/>
    </style:style>
    <style:style style:name="T1" style:family="text">
      <style:text-properties officeooo:rsid="000ce840"/>
    </style:style>
    <style:style style:name="T2" style:family="text">
      <style:text-properties officeooo:rsid="000fc662"/>
    </style:style>
    <style:style style:name="T3" style:family="text">
      <style:text-properties officeooo:rsid="00107b7e"/>
    </style:style>
    <style:style style:name="T4" style:family="text">
      <style:text-properties officeooo:rsid="00109443"/>
    </style:style>
    <style:style style:name="T5" style:family="text">
      <style:text-properties officeooo:rsid="00140346"/>
    </style:style>
    <style:style style:name="T6" style:family="text">
      <style:text-properties officeooo:rsid="00157b1a"/>
    </style:style>
    <style:style style:name="T7" style:family="text">
      <style:text-properties officeooo:rsid="00163aa8"/>
    </style:style>
    <style:style style:name="T8" style:family="text">
      <style:text-properties officeooo:rsid="00163fca"/>
    </style:style>
    <style:style style:name="T9" style:family="text">
      <style:text-properties officeooo:rsid="00197faa"/>
    </style:style>
    <style:style style:name="T10" style:family="text">
      <style:text-properties officeooo:rsid="001d0c87"/>
    </style:style>
    <style:style style:name="T11" style:family="text">
      <style:text-properties officeooo:rsid="001d4ea9"/>
    </style:style>
    <style:style style:name="T12" style:family="text">
      <style:text-properties officeooo:rsid="002067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
      <text:p text:style-name="P4">Implementace <text:span text:style-name="T1">předkladač</text:span>e imperativního jazyka IFJ17</text:p>
      <text:p text:style-name="P2">Tým 034, varianta I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Daniel Bílý (xbilyd01)<text:tab/><text:tab/>25%</text:p>
      <text:p text:style-name="P5">Jakub Gajdošík (xgajdo24)<text:tab/>25%</text:p>
      <text:p text:style-name="P5">Petr Marek (xmarek69)<text:tab/><text:tab/>25%</text:p>
      <text:p text:style-name="P5">Jan Fridrich (xfridr07)<text:tab/><text:tab/>25%</text:p>
      <text:p text:style-name="P10"><text:soft-page-break/>Popis návrhu částí překladače a předávání informací mezi nimi</text:p>
      <text:p text:style-name="P8"/>
      <text:p text:style-name="P8"><text:span text:style-name="T3">Lexikální</text:span> analyzátor (scanner)</text:p>
      <text:p text:style-name="P13"><text:span text:style-name="T7"><text:tab/>V tomto projektu jsme začali implementací</text:span> syntaktick<text:span text:style-name="T8">ého</text:span> analyzátor<text:span text:style-name="T8">u. Ten</text:span> pomocí své hlavní funkce get_token(token_t *token) vždy ukládá další token ze vstupního (zdrojového) souboru do svého parametru. <text:span text:style-name="T2">P</text:span>omocí této funkce scanner komunikuje se sémantickým analyzátorem, který má svou vlastní (globální) proměnnou, do které scanner vrací načtený token. Token <text:span text:style-name="T8">se skládá z typu a atributu. </text:span></text:p>
      <text:p text:style-name="P13"><text:span text:style-name="T8"><text:tab/>Do typu tokenu se ukládá číselná konstanta</text:span>, přičemž rozlišujeme mezi těmito typy tokenů: číslo <text:span text:style-name="T2">(celé, nebo desetinné), identifikátor, klíčové slovo, řetězec, aritmetický nebo relační operátor, závorka, operátor přiřazení a čárka. Do atributu tokenu se uloží hodnota pouze v případě, že je typ tokenu něco z následujících: </text:span>číslo <text:span text:style-name="T2">(celé, nebo desetinné), identifikátor, klíčové slovo, řetězec. Ostatní typy tokenů jsou definovány pouze svým typem. </text:span></text:p>
      <text:p text:style-name="P13"><text:tab/><text:span text:style-name="T9">Náš lexikální analyzátor pracuje na základě přiloženého diagramu konečného automatu. Vždy se po zavolání funkce get_token() nastaví počáteční stav. Postupně se načítají znaky ze vstupního souboru, dokud není načten celý lexém. Podle načítaných znaků se přepíná mezi stavy. Jednotlivé stavy rozlišujeme pomocí proměnné, do které ukládáme jednu z číselných konstant (označující stavy). V této funkci jsou však dvě zvláštnosti a to pokud načítáme řádkový, nebo blokový komentář.</text:span></text:p>
      <text:p text:style-name="P14"><text:span text:style-name="T2"><text:tab/>V případě, že scanner narazí na řádkový komentář, tak jej celý přeskočí (případně pokud následují další řádkové komentáře, tak je přeskakuje) a vrátí následující token. Přeskočení komentáře se děje tak, že se automat točí ve stavu určeném pro komentář, a vždy načítá další znak dokud nenarazí na znak nového řádku, a tehdy nastaví stav opět na počáteční.</text:span></text:p>
      <text:p text:style-name="P15"><text:tab/><text:span text:style-name="T12">Pokud na novém řádku narazíme na blokový komentář, tak se situace mění a nejdříve se celý komentář odstraní, bez toho, aniž by se automat dostával do jiného stavu a až potom pracuje tak, že se na základě načítaných znaků přepíná mezi jednotlivými stavy. To je důvod proč v našem diagramu konečného automatu chybá stav pro blokový komentář – není stavem v pravém slova smyslu.</text:span></text:p>
      <text:p text:style-name="P15"><text:span text:style-name="T12"><text:tab/>V případě, že Pokud se v kódu vyskytne blokový komentář, tak jej scanner taktéž přeskočí, ale abychom vyřešili tento „problém“ jednoduchým a zároveň kreativním způsobem, tak jsme jej nerozlišovali jako zvláštní stav, ale rozpoznali (a odstranili z cílového kódu) následujícím způsobem: Nejprve při volání funkce </text:span>get_token<text:span text:style-name="T6">() načteme znak ze vstupního souboru a porovnáme, zda </text:span></text:p>
      <text:p text:style-name="P11"/>
      <text:p text:style-name="P9">Syntaktický analyzátor (<text:span text:style-name="T3">parser</text:span>)</text:p>
      <text:p text:style-name="P12">Druhým blokem překladače, který jsme museli implementovat je Syntaktický analyzátor. Při jeho konstrukci jsem zvolil<text:span text:style-name="T5">i </text:span>metodu rekurzivního sestupu. <text:span text:style-name="T4">Využíváme toho, že ve funkci main() našeho programu voláme vstupní funkci parseru program(), která se volá vždy znovu pro každý řádek. Zda jsme narazili na problém. Z funkce program() totiž jde (rekurzivně) přejít do definice funkce, ale jen pokud již nejsme v těle definice jiné fukce. Ke kontrole, zda se tedy nenacházíme v definici funkce používáme pomocnou proměnnou ‚uvnitr_funkce‘.</text:span></text:p>
      <text:p text:style-name="P12"/>
      <text:p text:style-name="P22">Generátor</text:p>
      <text:p text:style-name="P17">Druhý</text:p>
      <text:p text:style-name="P12"/>
      <text:p text:style-name="P12"/>
      <text:p text:style-name="P12"/>
      <text:p text:style-name="P12"/>
      <text:p text:style-name="P20">Rozdělení práce mezi členy týmu</text:p>
      <text:p text:style-name="P18">Daniel Bílý – <text:span text:style-name="T11">vedení týmu, </text:span>implementace lexikálního analyzátoru a generátoru, diagram konečného automatu, <text:span text:style-name="T11">implementace tokenů a práce s nimi, </text:span>tvorba dokumentace</text:p>
      <text:p text:style-name="P18">Jakub Gajdošík – <text:span text:style-name="T11">debugging, implementace hash tabulky, správné ukončení programu</text:span></text:p>
      <text:p text:style-name="P18">Petr Marek – implementace syntaktického a sémantického analyzátoru, <text:span text:style-name="T11">implementace zásobníků, </text:span>tvorba dokumentace</text:p>
      <text:p text:style-name="P18">Jan Fridrich – implementace syntaktického a sémantického analyzátoru</text:p>
      <text:p text:style-name="P18"/>
      <text:p text:style-name="P21">Způsob práce v týmu</text:p>
      <text:p text:style-name="P18"><text:soft-page-break/>Projekt jsme <text:span text:style-name="T10">začali řešit asi v polovině října. Jako první jsme implementovali lexikální analyzátor</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1:35:52.830339923</meta:creation-date>
    <meta:editing-duration>PT11M55S</meta:editing-duration>
    <meta:editing-cycles>4</meta:editing-cycles>
    <meta:generator>LibreOffice/6.0.6.2$Linux_X86_64 LibreOffice_project/00m0$Build-2</meta:generator>
    <dc:date>2018-12-04T15:49:30.533085787</dc:date>
    <meta:document-statistic meta:table-count="0" meta:image-count="0" meta:object-count="0" meta:page-count="3" meta:paragraph-count="25" meta:word-count="545" meta:character-count="3834" meta:non-whitespace-character-count="3297"/>
  </office:meta>
</office:document-meta>
</file>